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RobotoMono-Regular" svg:font-family="RobotoMono-Regular, SFMono-Regular, Menlo, Monaco, Consolas, 'Liberation Mono', 'Courier New', monospace"/>
    <style:font-face style:name="nationalweb" svg:font-family="nationalweb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 officeooo:rsid="001ae82f" officeooo:paragraph-rsid="001ae82f"/>
    </style:style>
    <style:style style:name="P2" style:family="paragraph" style:parent-style-name="Subtitle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officeooo:rsid="001d635c" officeooo:paragraph-rsid="001d635c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1d635c"/>
    </style:style>
    <style:style style:name="P7" style:family="paragraph" style:parent-style-name="Text_20_body" style:list-style-name="L1">
      <style:text-properties officeooo:paragraph-rsid="002979f2"/>
    </style:style>
    <style:style style:name="P8" style:family="paragraph" style:parent-style-name="Text_20_body" style:list-style-name="L1">
      <style:text-properties officeooo:paragraph-rsid="002ac0f5"/>
    </style:style>
    <style:style style:name="P9" style:family="paragraph" style:parent-style-name="Text_20_body" style:list-style-name="L1">
      <style:text-properties officeooo:rsid="00221000" officeooo:paragraph-rsid="00221000"/>
    </style:style>
    <style:style style:name="P10" style:family="paragraph" style:parent-style-name="Text_20_body" style:list-style-name="L1">
      <style:text-properties officeooo:rsid="0027b697" officeooo:paragraph-rsid="0027b697"/>
    </style:style>
    <style:style style:name="P11" style:family="paragraph" style:parent-style-name="Text_20_body" style:list-style-name="L1">
      <style:text-properties officeooo:rsid="0028f36a" officeooo:paragraph-rsid="0028f36a"/>
    </style:style>
    <style:style style:name="P12" style:family="paragraph" style:parent-style-name="Text_20_body" style:list-style-name="L1">
      <style:text-properties officeooo:rsid="002e1279" officeooo:paragraph-rsid="002e1279"/>
    </style:style>
    <style:style style:name="P13" style:family="paragraph" style:parent-style-name="Text_20_body" style:list-style-name="L1">
      <style:text-properties officeooo:rsid="00307d1b" officeooo:paragraph-rsid="00316f6f"/>
    </style:style>
    <style:style style:name="P14" style:family="paragraph" style:parent-style-name="Text_20_body" style:list-style-name="L1">
      <style:text-properties officeooo:rsid="0032fba7" officeooo:paragraph-rsid="0032fba7"/>
    </style:style>
    <style:style style:name="P15" style:family="paragraph" style:parent-style-name="Text_20_body" style:list-style-name="L1">
      <style:text-properties officeooo:rsid="0039ce85" officeooo:paragraph-rsid="0039ce85"/>
    </style:style>
    <style:style style:name="P16" style:family="paragraph" style:parent-style-name="Text_20_body" style:list-style-name="L1">
      <style:text-properties officeooo:rsid="003d1451" officeooo:paragraph-rsid="003d1451"/>
    </style:style>
    <style:style style:name="P17" style:family="paragraph" style:parent-style-name="Text_20_body" style:list-style-name="L1">
      <style:text-properties officeooo:rsid="003e0eaf" officeooo:paragraph-rsid="003e0eaf"/>
    </style:style>
    <style:style style:name="P18" style:family="paragraph" style:parent-style-name="Text_20_body" style:list-style-name="L1">
      <style:text-properties officeooo:rsid="003fc753" officeooo:paragraph-rsid="003fc753"/>
    </style:style>
    <style:style style:name="P19" style:family="paragraph" style:parent-style-name="Text_20_body" style:list-style-name="L1">
      <style:text-properties officeooo:rsid="0042c271" officeooo:paragraph-rsid="0042c271"/>
    </style:style>
    <style:style style:name="P20" style:family="paragraph" style:parent-style-name="Title">
      <style:text-properties fo:language="en" fo:country="US"/>
    </style:style>
    <style:style style:name="T1" style:family="text">
      <style:text-properties officeooo:rsid="001e91df"/>
    </style:style>
    <style:style style:name="T2" style:family="text">
      <style:text-properties officeooo:rsid="00206a44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21000"/>
    </style:style>
    <style:style style:name="T5" style:family="text">
      <style:text-properties fo:language="en" fo:country="US" officeooo:rsid="002350e2"/>
    </style:style>
    <style:style style:name="T6" style:family="text">
      <style:text-properties fo:language="en" fo:country="US" officeooo:rsid="0024e416"/>
    </style:style>
    <style:style style:name="T7" style:family="text">
      <style:text-properties fo:language="en" fo:country="US" officeooo:rsid="0028f36a"/>
    </style:style>
    <style:style style:name="T8" style:family="text">
      <style:text-properties fo:language="en" fo:country="US" officeooo:rsid="00290e57"/>
    </style:style>
    <style:style style:name="T9" style:family="text">
      <style:text-properties fo:language="en" fo:country="US" officeooo:rsid="002f6ea1"/>
    </style:style>
    <style:style style:name="T10" style:family="text">
      <style:text-properties fo:language="en" fo:country="US" officeooo:rsid="00307d1b"/>
    </style:style>
    <style:style style:name="T11" style:family="text">
      <style:text-properties fo:language="en" fo:country="US" officeooo:rsid="00316f6f"/>
    </style:style>
    <style:style style:name="T12" style:family="text">
      <style:text-properties fo:language="en" fo:country="US" officeooo:rsid="0032fba7"/>
    </style:style>
    <style:style style:name="T13" style:family="text">
      <style:text-properties fo:language="en" fo:country="US" officeooo:rsid="0034f1cf"/>
    </style:style>
    <style:style style:name="T14" style:family="text">
      <style:text-properties fo:language="en" fo:country="US" officeooo:rsid="00379616"/>
    </style:style>
    <style:style style:name="T15" style:family="text">
      <style:text-properties fo:language="en" fo:country="US" officeooo:rsid="0039ce85"/>
    </style:style>
    <style:style style:name="T16" style:family="text">
      <style:text-properties fo:language="en" fo:country="US" officeooo:rsid="003e0eaf"/>
    </style:style>
    <style:style style:name="T17" style:family="text">
      <style:text-properties fo:language="en" fo:country="US" officeooo:rsid="0041c344"/>
    </style:style>
    <style:style style:name="T18" style:family="text">
      <style:text-properties fo:language="en" fo:country="US" officeooo:rsid="0042c271"/>
    </style:style>
    <style:style style:name="T19" style:family="text">
      <style:text-properties fo:language="en" fo:country="US" officeooo:rsid="00441585"/>
    </style:style>
    <style:style style:name="T20" style:family="text">
      <style:text-properties style:font-name="Verdana" fo:language="en" fo:country="US" officeooo:rsid="002350e2"/>
    </style:style>
    <style:style style:name="T21" style:family="text">
      <style:text-properties style:font-name="Verdana" fo:font-size="11pt" fo:language="en" fo:country="US"/>
    </style:style>
    <style:style style:name="T22" style:family="text">
      <style:text-properties style:font-name="Verdana" fo:font-size="11pt" fo:language="en" fo:country="US" officeooo:rsid="0032fba7"/>
    </style:style>
    <style:style style:name="T23" style:family="text">
      <style:text-properties style:font-name="Verdana" fo:font-size="11pt" fo:language="en" fo:country="US" officeooo:rsid="0042c271"/>
    </style:style>
    <style:style style:name="T24" style:family="text">
      <style:text-properties style:font-name="Verdana" fo:font-size="11pt" fo:language="en" fo:country="US" officeooo:rsid="00441585"/>
    </style:style>
    <style:style style:name="T25" style:family="text">
      <style:text-properties fo:font-variant="normal" fo:text-transform="none" fo:color="#000000" loext:opacity="100%" style:font-name="HelveticaNeue-Light" fo:font-size="12pt" fo:letter-spacing="normal" fo:language="en" fo:country="US" fo:font-style="normal" fo:font-weight="normal"/>
    </style:style>
    <style:style style:name="T26" style:family="text">
      <style:text-properties fo:font-variant="normal" fo:text-transform="none" fo:color="#000000" loext:opacity="100%" style:font-name="HelveticaNeue-Light" fo:font-size="12pt" fo:letter-spacing="normal" fo:language="en" fo:country="US" fo:font-style="normal" fo:font-weight="normal" officeooo:rsid="00290e57"/>
    </style:style>
    <style:style style:name="T27" style:family="text">
      <style:text-properties fo:font-variant="normal" fo:text-transform="none" fo:color="#000000" loext:opacity="100%" style:font-name="HelveticaNeue-Light" fo:font-size="12pt" fo:letter-spacing="normal" fo:language="en" fo:country="US" fo:font-style="normal" fo:font-weight="normal" officeooo:rsid="002979f2"/>
    </style:style>
    <style:style style:name="T28" style:family="text">
      <style:text-properties fo:font-variant="normal" fo:text-transform="none" fo:color="#000000" loext:opacity="100%" style:font-name="HelveticaNeue-Light" fo:font-size="12pt" fo:letter-spacing="normal" fo:language="en" fo:country="US" fo:font-style="normal" fo:font-weight="normal" officeooo:rsid="002ac0f5"/>
    </style:style>
    <style:style style:name="T29" style:family="text">
      <style:text-properties fo:font-variant="normal" fo:text-transform="none" fo:color="#000000" loext:opacity="100%" style:font-name="HelveticaNeue-Light" fo:font-size="12pt" fo:letter-spacing="normal" fo:language="en" fo:country="US" fo:font-style="normal" fo:font-weight="normal" officeooo:rsid="002c135b"/>
    </style:style>
    <style:style style:name="T30" style:family="text">
      <style:text-properties fo:font-variant="normal" fo:text-transform="none" fo:color="#000000" loext:opacity="100%" style:font-name="HelveticaNeue-Light" fo:font-size="12pt" fo:letter-spacing="normal" fo:language="en" fo:country="US" fo:font-style="normal" fo:font-weight="normal" officeooo:rsid="002f1a9c"/>
    </style:style>
    <style:style style:name="T31" style:family="text">
      <style:text-properties fo:font-variant="normal" fo:text-transform="none" fo:color="#000000" loext:opacity="100%" style:font-name="Verdana" fo:font-size="11pt" fo:letter-spacing="normal" fo:language="en" fo:country="US" fo:font-style="normal" fo:font-weight="normal" officeooo:rsid="003bac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umu Technologies </text:p>
      <text:p text:style-name="P2">DevOps Technical Test </text:p>
      <text:p text:style-name="P2">Juan Carlos Santamaría Valentín</text:p>
      <text:p text:style-name="P3"/>
      <text:h text:style-name="P1" text:outline-level="1">General questions</text:h>
      <text:h text:style-name="Heading_20_3" text:outline-level="3">You will be in charge of running a set of JVM-based microservices connected to MongoDB, exchanging messages through a <text:span text:style-name="T1">K</text:span>afka broker and communicating with external clients using HTTP Restful Services. What metrics do you consider the most critical to monitor for the system and what tools would you use? </text:h>
      <text:p text:style-name="P4">I haven’t <text:span text:style-name="T1">worked with Kafka before, however I’ve worked with a schema that had a lot of microservices consuming messages from different sources. The main difficulty on this environment was the mixture </text:span><text:span text:style-name="T2">of architectures involved, because it was an internal development. However, this lead to a standardization of the metrics throughout the whole system that ended with the following metrics that for me are the most critical to be taken into account:</text:span></text:p>
      <text:list xml:id="list330021273" text:style-name="L1">
        <text:list-item>
          <text:p text:style-name="P6"><text:span text:style-name="T4">Overall System Metrics: Metrics of the servers where the microservices, MongoDB and Kafka are running, in order to keep track of the overall performance and to avoid bottlenecks:</text:span></text:p>
          <text:list>
            <text:list-item>
              <text:p text:style-name="P9"><text:span text:style-name="T3">Memory usage (&lt;75%), Swap Usage (less than 128MB), Disk Usage (&lt;80%), Network Utilization. </text:span><text:span text:style-name="T5">Basic metrics to ensure that everything is working fine </text:span><text:span text:style-name="T20">in the system, and nothing caught fire!..</text:span></text:p>
            </text:list-item>
            <text:list-item>
              <text:p text:style-name="P9"><text:span text:style-name="T3">Network Throughput and packet error rate. </text:span><text:span text:style-name="T5">To have an historical of the overall behavior </text:span><text:span text:style-name="T6">of the servers. In my personal experience, it has been a nice resource to check for abnormal service activity.</text:span></text:p>
            </text:list-item>
            <text:list-item>
              <text:p text:style-name="P18"><text:span text:style-name="T6">R</text:span><text:span text:style-name="T3">EST services </text:span><text:span text:style-name="T17">check: With some script to check </text:span><text:span text:style-name="T23">the</text:span><text:span text:style-name="T18"> status and alarm in case that the web server or application isn’t available.</text:span></text:p>
            </text:list-item>
          </text:list>
        </text:list-item>
        <text:list-item>
          <text:p text:style-name="P11"><text:span text:style-name="T3">Kafka broker metrics: I might not have worked with it, but </text:span><text:span text:style-name="T8">due to the documentation and my previous experience working with Java, I’d monitor the following metrics:</text:span></text:p>
          <text:list>
            <text:list-item>
              <text:p text:style-name="P8"><text:span text:style-name="T26">MessagesInPerSec, RequestsPerSec, </text:span><text:span text:style-name="T27">TotalTimeM</text:span><text:span text:style-name="T29">s</text:span><text:span text:style-name="T27">, BytesInPerSec, Bytes</text:span><text:span text:style-name="T28">Out</text:span><text:span text:style-name="T27">PerSec: Metrics to evaluate the broker state in processing the messages queue. This should give a glance of possible jamming </text:span><text:span text:style-name="T28">or lagging of the messages either from the broker or some producer. Specially the TotalTimeM</text:span><text:span text:style-name="T29">s</text:span><text:span text:style-name="T28">, for me its one </text:span><text:soft-page-break/><text:span text:style-name="T28">of the most representing statistic, because with it </text:span><text:span text:style-name="T29">combined with QueueTimeMs a faulty queue can be diagnosed quicker.</text:span></text:p>
            </text:list-item>
            <text:list-item>
              <text:p text:style-name="P7"><text:span text:style-name="T27">ActiveControllerCount </text:span><text:span text:style-name="T29">and Heap Memory Usage: To check the number of active brokers and the amount of the memory that the JVM is using.</text:span></text:p>
            </text:list-item>
            <text:list-item>
              <text:p text:style-name="P12"><text:span text:style-name="T29">M</text:span><text:span text:style-name="T25">axLag, MinFetchRate, MessagesPerSec, KafkaCommitsPerSec: </text:span><text:span text:style-name="T30">Consumer metrics used to evaluate the consumer rate of message consumption. Specially watching the MinFetchRate, in case it goes to 0, it means the consumer is not sending messages.</text:span></text:p>
            </text:list-item>
          </text:list>
        </text:list-item>
        <text:list-item>
          <text:p text:style-name="P10"><text:span text:style-name="T3">J</text:span><text:span text:style-name="T7">V</text:span><text:span text:style-name="T3">M </text:span><text:span text:style-name="T7">microservice </text:span><text:span text:style-name="T3">metrics: </text:span><text:span text:style-name="T9">For every microservice in operation. It should have its own metrics depending on </text:span><text:span text:style-name="T10">the application that is working, but the basic metrics I’d have should be:</text:span></text:p>
          <text:list>
            <text:list-item>
              <text:p text:style-name="P13"><text:span text:style-name="T3">Memory Heap Usage: </text:span><text:span text:style-name="T12">Basic metric to check the </text:span><text:span text:style-name="T22">activity of the microservice.</text:span></text:p>
            </text:list-item>
            <text:list-item>
              <text:p text:style-name="P13"><text:span text:style-name="T11">Garbage Collection Ov</text:span><text:span text:style-name="T12">e</text:span><text:span text:style-name="T11">rhead, </text:span><text:span text:style-name="T12">GC </text:span><text:span text:style-name="T11">Time and </text:span><text:span text:style-name="T12">GC </text:span><text:span text:style-name="T11">Heap: </text:span><text:span text:style-name="T12">Metrics to control possible problems with memory allocation and thread cleanup of the microservice. </text:span><text:span text:style-name="T13">Also, to check if the microservice is needing more memory allocation.</text:span></text:p>
            </text:list-item>
            <text:list-item>
              <text:p text:style-name="P14"><text:span text:style-name="T12">J</text:span><text:span text:style-name="T3">VM thread utilization: Blocked, runnable and waiting connection threads of the service, </text:span><text:span text:style-name="T13">to check if any of the microservices are increasing unexpectedly due to any kind of error. </text:span></text:p>
            </text:list-item>
          </text:list>
        </text:list-item>
        <text:list-item>
          <text:p text:style-name="P10"><text:span text:style-name="T3">MongoDB specific metrics: </text:span><text:span text:style-name="T14">With every DB, becomes a great responsibility said uncle Ben. </text:span><text:span text:style-name="T15">The main metrics I’d be looking for would be:</text:span></text:p>
          <text:list>
            <text:list-item>
              <text:p text:style-name="P15"><text:span text:style-name="T3">DB Datasize: To keep an eye of the disk usage</text:span></text:p>
            </text:list-item>
            <text:list-item>
              <text:p text:style-name="P15"><text:span text:style-name="T3">Replication Info: To ensure that the DB has its data fully replicated as soon as posible, for the critical data</text:span></text:p>
            </text:list-item>
            <text:list-item>
              <text:p text:style-name="P5"><text:span text:style-name="T15">Read and write requests: </text:span><text:span text:style-name="T31">Check for the metrics stated in current Queue and active client writers and readers in order to check for the load of the DB. </text:span></text:p>
            </text:list-item>
            <text:list-item>
              <text:p text:style-name="P16"><text:span text:style-name="T3">Current number of client connections: </text:span><text:span text:style-name="T16">To watch over possible errors of the application driver of the DB clients</text:span></text:p>
            </text:list-item>
            <text:list-item>
              <text:p text:style-name="P17"><text:span text:style-name="T3">Percentage of connections used: In order to check if the max limit of the DB is being reached.</text:span></text:p>
            </text:list-item>
            <text:list-item>
              <text:p text:style-name="P18"><text:span text:style-name="T3">Page faults: In order to check for possible performance issues of the data or possible more RAM required for the DB server.</text:span></text:p>
            </text:list-item>
          </text:list>
        </text:list-item>
        <text:list-item>
          <text:p text:style-name="P19"><text:span text:style-name="T3">For the tools to be used, I’d use:</text:span></text:p>
          <text:list>
            <text:list-item>
              <text:p text:style-name="P19"><text:span text:style-name="T3">Prometheus </text:span><text:span text:style-name="T19">with Grafana</text:span><text:span text:style-name="T3">: </text:span><text:span text:style-name="T19">I got to know this tool due to a massive failure with the Nagios HDD server that we used to work with. It was a project of the production team in order to have an extra view of the servers and I think that it is great to monitor most of the metrics that JVM </text:span></text:p>
            </text:list-item>
            <text:list-item>
              <text:p text:style-name="P19"><text:soft-page-break/><text:span text:style-name="T3">Nagios: Old but gold. Also </text:span><text:span text:style-name="T21">the plugin </text:span><text:span text:style-name="T3">check_kafka.pl </text:span><text:span text:style-name="T21">can be implemented to monitor </text:span><text:span text:style-name="T24">and alarm most of the servers metrics that are needed for everyday on a production environment. Also, the configuration 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RobotoMono-Regular" svg:font-family="RobotoMono-Regular, SFMono-Regular, Menlo, Monaco, Consolas, 'Liberation Mono', 'Courier New', monospace"/>
    <style:font-face style:name="nationalweb" svg:font-family="nationalweb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  <style:text-properties style:font-name="Verdana" fo:font-family="Verdana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20:16:13.566000000</meta:creation-date>
    <dc:date>2021-03-17T03:24:14.220000000</dc:date>
    <meta:editing-duration>PT48M36S</meta:editing-duration>
    <meta:editing-cycles>9</meta:editing-cycles>
    <meta:generator>LibreOffice/7.1.0.3$Windows_X86_64 LibreOffice_project/f6099ecf3d29644b5008cc8f48f42f4a40986e4c</meta:generator>
    <meta:document-statistic meta:table-count="0" meta:image-count="0" meta:object-count="0" meta:page-count="3" meta:paragraph-count="28" meta:word-count="748" meta:character-count="4454" meta:non-whitespace-character-count="3749"/>
  </office:meta>
</office:document-meta>
</file>